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language="de" fo:country="DE"/>
    </style:style>
    <style:style style:name="P3" style:parent-style-name="Standard" style:family="paragraph">
      <style:paragraph-properties fo:text-align="center"/>
      <style:text-properties fo:language="de" fo:country="DE"/>
    </style:style>
    <style:style style:name="P4" style:parent-style-name="Standard" style:family="paragraph">
      <style:paragraph-properties fo:text-align="center"/>
      <style:text-properties fo:language="de" fo:country="DE"/>
    </style:style>
    <style:style style:name="P5" style:parent-style-name="Standard" style:family="paragraph">
      <style:text-properties fo:font-weight="bold" style:font-weight-asian="bold" fo:language="de" fo:country="DE"/>
    </style:style>
    <style:style style:name="P6" style:parent-style-name="Standard" style:family="paragraph">
      <style:paragraph-properties fo:text-align="center"/>
      <style:text-properties fo:font-weight="bold" style:font-weight-asian="bold" fo:text-transform="uppercase" fo:font-size="24pt" style:font-size-asian="24pt" fo:language="de" fo:country="DE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font-size="24pt" style:font-size-asian="24pt" fo:language="de" fo:country="DE"/>
    </style:style>
    <style:style style:name="P8" style:parent-style-name="Standard" style:family="paragraph">
      <style:paragraph-properties fo:text-align="center"/>
      <style:text-properties fo:language="de" fo:country="DE"/>
    </style:style>
    <style:style style:name="P9" style:parent-style-name="Standard" style:family="paragraph">
      <style:paragraph-properties fo:text-align="center"/>
      <style:text-properties fo:language="de" fo:country="DE"/>
    </style:style>
    <style:style style:name="P10" style:parent-style-name="Standard" style:family="paragraph">
      <style:paragraph-properties fo:text-align="center"/>
      <style:text-properties fo:language="de" fo:country="DE"/>
    </style:style>
    <style:style style:name="P11" style:parent-style-name="Standard" style:family="paragraph">
      <style:paragraph-properties fo:text-align="center"/>
      <style:text-properties fo:language="de" fo:country="DE"/>
    </style:style>
    <style:style style:name="P12" style:parent-style-name="Standard" style:family="paragraph">
      <style:paragraph-properties fo:text-align="center"/>
      <style:text-properties fo:language="de" fo:country="DE"/>
    </style:style>
    <style:style style:name="P13" style:parent-style-name="Standard" style:family="paragraph">
      <style:paragraph-properties fo:text-align="center"/>
      <style:text-properties fo:font-style="italic" style:font-style-asian="italic" fo:language="de" fo:country="DE"/>
    </style:style>
    <style:style style:name="P14" style:parent-style-name="Standard" style:family="paragraph">
      <style:text-properties fo:font-weight="bold" style:font-weight-asian="bold" fo:language="de" fo:country="DE"/>
    </style:style>
    <style:style style:name="P15" style:parent-style-name="Standard" style:family="paragraph">
      <style:paragraph-properties fo:break-before="page"/>
    </style:style>
    <style:style style:name="P16" style:parent-style-name="Standard" style:family="paragraph">
      <style:text-properties fo:font-weight="bold" style:font-weight-asian="bold" fo:language="de" fo:country="DE"/>
    </style:style>
    <style:style style:name="P17" style:parent-style-name="Standard" style:family="paragraph">
      <style:paragraph-properties fo:text-align="center"/>
      <style:text-properties fo:language="de" fo:country="DE"/>
    </style:style>
    <style:style style:name="P18" style:parent-style-name="Standard" style:family="paragraph">
      <style:paragraph-properties fo:text-align="center"/>
      <style:text-properties fo:language="de" fo:country="DE"/>
    </style:style>
    <style:style style:name="P19" style:parent-style-name="Standard" style:family="paragraph">
      <style:paragraph-properties fo:text-align="center"/>
      <style:text-properties fo:language="de" fo:country="DE"/>
    </style:style>
    <style:style style:name="P20" style:parent-style-name="Standard" style:family="paragraph">
      <style:text-properties fo:font-weight="bold" style:font-weight-asian="bold" fo:language="de" fo:country="DE"/>
    </style:style>
    <style:style style:name="P21" style:parent-style-name="Standard" style:family="paragraph">
      <style:paragraph-properties fo:text-align="center"/>
      <style:text-properties fo:language="de" fo:country="DE"/>
    </style:style>
    <style:style style:name="P22" style:parent-style-name="Standard" style:family="paragraph">
      <style:paragraph-properties fo:text-align="center"/>
      <style:text-properties fo:language="de" fo:country="DE"/>
    </style:style>
    <style:style style:name="P23" style:parent-style-name="Standard" style:family="paragraph">
      <style:paragraph-properties fo:text-align="center"/>
      <style:text-properties fo:language="de" fo:country="DE"/>
    </style:style>
    <style:style style:name="P24" style:parent-style-name="Standard" style:family="paragraph">
      <style:paragraph-properties fo:text-align="center"/>
      <style:text-properties fo:font-style="italic" style:font-style-asian="italic" fo:language="de" fo:country="DE"/>
    </style:style>
    <style:style style:name="P25" style:parent-style-name="Standard" style:family="paragraph">
      <style:paragraph-properties fo:text-align="center"/>
      <style:text-properties fo:language="de" fo:country="DE"/>
    </style:style>
    <style:style style:name="P26" style:parent-style-name="Standard" style:family="paragraph">
      <style:paragraph-properties fo:text-align="center"/>
      <style:text-properties fo:language="de" fo:country="DE"/>
    </style:style>
    <style:style style:name="P27" style:parent-style-name="Standard" style:family="paragraph">
      <style:paragraph-properties fo:text-align="center"/>
      <style:text-properties fo:font-style="italic" style:font-style-asian="italic" fo:language="de" fo:country="DE"/>
    </style:style>
    <style:style style:name="P28" style:parent-style-name="Standard" style:family="paragraph">
      <style:paragraph-properties fo:break-before="page"/>
    </style:style>
    <style:style style:name="P29" style:parent-style-name="Standard" style:family="paragraph">
      <style:paragraph-properties fo:text-align="center"/>
      <style:text-properties fo:language="de" fo:country="DE"/>
    </style:style>
    <style:style style:name="P30" style:parent-style-name="Standard" style:family="paragraph">
      <style:paragraph-properties fo:text-align="center"/>
      <style:text-properties fo:language="de" fo:country="DE"/>
    </style:style>
    <style:style style:name="P31" style:parent-style-name="Standard" style:family="paragraph">
      <style:paragraph-properties fo:text-align="center"/>
      <style:text-properties fo:language="de" fo:country="DE"/>
    </style:style>
    <style:style style:name="P32" style:parent-style-name="Standard" style:family="paragraph">
      <style:paragraph-properties fo:text-align="center"/>
      <style:text-properties fo:language="de" fo:country="DE"/>
    </style:style>
    <style:style style:name="P33" style:parent-style-name="Standard" style:family="paragraph">
      <style:paragraph-properties fo:text-align="center"/>
      <style:text-properties fo:language="de" fo:country="DE"/>
    </style:style>
    <style:style style:name="P34" style:parent-style-name="Standard" style:family="paragraph">
      <style:paragraph-properties fo:text-align="center"/>
      <style:text-properties fo:language="de" fo:country="DE"/>
    </style:style>
    <style:style style:name="P35" style:parent-style-name="Standard" style:family="paragraph">
      <style:paragraph-properties fo:text-align="center"/>
      <style:text-properties fo:language="de" fo:country="DE"/>
    </style:style>
    <style:style style:name="P36" style:parent-style-name="Standard" style:family="paragraph">
      <style:paragraph-properties fo:text-align="center"/>
      <style:text-properties fo:language="de" fo:country="DE"/>
    </style:style>
    <style:style style:name="P37" style:parent-style-name="Standard" style:family="paragraph">
      <style:paragraph-properties fo:text-align="center"/>
      <style:text-properties fo:language="de" fo:country="DE"/>
    </style:style>
    <style:style style:name="P38" style:parent-style-name="Standard" style:family="paragraph">
      <style:paragraph-properties fo:text-align="center"/>
      <style:text-properties fo:language="de" fo:country="DE"/>
    </style:style>
    <style:style style:name="P39" style:parent-style-name="Standard" style:family="paragraph">
      <style:paragraph-properties fo:text-align="center"/>
      <style:text-properties fo:language="de" fo:country="DE"/>
    </style:style>
    <style:style style:name="P40" style:parent-style-name="Standard" style:family="paragraph">
      <style:paragraph-properties fo:text-align="center"/>
      <style:text-properties fo:language="de" fo:country="DE"/>
    </style:style>
    <style:style style:name="P41" style:parent-style-name="Standard" style:family="paragraph">
      <style:paragraph-properties fo:text-align="center"/>
      <style:text-properties fo:language="de" fo:country="DE"/>
    </style:style>
    <style:style style:name="P42" style:parent-style-name="Standard" style:family="paragraph">
      <style:paragraph-properties fo:text-align="center"/>
      <style:text-properties fo:language="de" fo:country="DE"/>
    </style:style>
    <style:style style:name="P43" style:parent-style-name="Standard" style:family="paragraph">
      <style:paragraph-properties fo:text-align="center"/>
      <style:text-properties fo:language="de" fo:country="DE"/>
    </style:style>
    <style:style style:name="P44" style:parent-style-name="Standard" style:family="paragraph">
      <style:paragraph-properties fo:text-align="center"/>
      <style:text-properties fo:language="de" fo:country="DE"/>
    </style:style>
    <style:style style:name="P45" style:parent-style-name="Standard" style:family="paragraph">
      <style:paragraph-properties fo:text-align="center"/>
      <style:text-properties fo:language="de" fo:country="DE"/>
    </style:style>
    <style:style style:name="P46" style:parent-style-name="Standard" style:family="paragraph">
      <style:paragraph-properties fo:text-align="center"/>
      <style:text-properties fo:language="de" fo:country="DE"/>
    </style:style>
    <style:style style:name="P47" style:parent-style-name="Standard" style:family="paragraph">
      <style:paragraph-properties fo:text-align="center"/>
      <style:text-properties fo:language="de" fo:country="DE"/>
    </style:style>
    <style:style style:name="P48" style:parent-style-name="Standard" style:family="paragraph">
      <style:paragraph-properties fo:text-align="center"/>
      <style:text-properties fo:language="de" fo:country="DE"/>
    </style:style>
    <style:style style:name="P49" style:parent-style-name="Standard" style:family="paragraph">
      <style:paragraph-properties fo:text-align="center"/>
      <style:text-properties fo:language="de" fo:country="DE"/>
    </style:style>
    <style:style style:name="P50" style:parent-style-name="Standard" style:family="paragraph">
      <style:paragraph-properties fo:text-align="center"/>
      <style:text-properties fo:language="de" fo:country="DE"/>
    </style:style>
    <style:style style:name="P51" style:parent-style-name="Standard" style:family="paragraph">
      <style:paragraph-properties fo:text-align="center"/>
      <style:text-properties fo:language="de" fo:country="DE"/>
    </style:style>
    <style:style style:family="graphic" style:name="a5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solid" draw:fill-color="#ffffff" draw:opacity="100%" draw:stroke="solid" svg:stroke-width="0.02778in" svg:stroke-color="#000000" svg:stroke-opacity="100%"/>
    </style:style>
    <style:style style:family="graphic" style:name="a3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solid" draw:fill-color="#ffffff" draw:opacity="100%" draw:stroke="solid" svg:stroke-width="0.02778in" svg:stroke-color="#000000" svg:stroke-opacity="100%" style:horizontal-rel="paragraph" style:vertical-rel="paragraph" style:horizontal-pos="from-left" style:vertical-pos="from-top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3">
      <style:graphic-properties draw:fill="solid" draw:fill-color="#ffffff" draw:opacity="100%" draw:stroke="solid" svg:stroke-width="0.02778in" svg:stroke-color="#000000" svg:stroke-opacity="100%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solid" draw:fill-color="#ffffff" draw:opacity="100%" draw:stroke="solid" svg:stroke-width="0.02778in" svg:stroke-color="#000000" svg:stroke-opacity="100%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draw:fill="solid" draw:fill-color="#92d05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draw:fill="solid" draw:fill-color="#ff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ffffff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2778in" svg:stroke-color="#ffffff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solid" draw:fill-color="#ffffff" draw:opacity="100%" draw:stroke="solid" svg:stroke-width="0.02778in" svg:stroke-color="#000000" svg:stroke-opacity="100%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0288" draw:name="Gruppieren 6" draw:id="id4" draw:style-name="a4" text:anchor-type="paragraph"><svg:title/><svg:desc/><draw:custom-shape svg:x="-0.24444in" svg:y="-0.39028in" svg:width="6.96875in" svg:height="3.5in" draw:id="id0" draw:style-name="a0" draw:name="Rechteck 1"><svg:title/><svg:desc/><draw:enhanced-geometry draw:type="non-primitive" svg:viewBox="0 0 21600 21600" draw:enhanced-path="M 0 0 L 21600 0 21600 21600 0 21600 Z N"/></draw:custom-shape><draw:custom-shape svg:x="2.46388in" svg:y="0.59931in" svg:width="1.36458in" svg:height="0.36458in" draw:id="id1" draw:style-name="a1" draw:name="Rechteck 2"><svg:title/><svg:desc/><text:p text:style-name="P2">Gegner suchen</text:p><draw:enhanced-geometry draw:type="non-primitive" svg:viewBox="0 0 21600 21600" draw:enhanced-path="M 0 0 L 21600 0 21600 21600 0 21600 Z N"/></draw:custom-shape><draw:custom-shape svg:x="2.46388in" svg:y="1.24514in" svg:width="1.36458in" svg:height="0.36458in" draw:id="id2" draw:style-name="a2" draw:name="Rechteck 3"><svg:title/><svg:desc/><text:p text:style-name="P3">Zufälliger Gegner</text:p><draw:enhanced-geometry draw:type="non-primitive" svg:viewBox="0 0 21600 21600" draw:enhanced-path="M 0 0 L 21600 0 21600 21600 0 21600 Z N"/></draw:custom-shape><draw:custom-shape svg:x="2.46388in" svg:y="1.84931in" svg:width="1.36458in" svg:height="0.53124in" draw:id="id3" draw:style-name="a3" draw:name="Rechteck 5"><svg:title/><svg:desc/><text:p text:style-name="P4">Benutzer wechseln</text:p><draw:enhanced-geometry draw:type="non-primitive" svg:viewBox="0 0 21600 21600" draw:enhanced-path="M 0 0 L 21600 0 21600 21600 0 21600 Z N"/></draw:custom-shape></draw:g><draw:frame draw:z-index="251662336" draw:id="id5" draw:style-name="a5" draw:name="Textfeld 17" text:anchor-type="paragraph" svg:x="-0.71319in" svg:y="-0.80694in" svg:width="1.20764in" svg:height="0.32292in" style:rel-width="scale" style:rel-height="scale"><draw:text-box><text:p text:style-name="P5">Titelbildschirm:</text:p></draw:text-box><svg:title/><svg:desc/></draw:frame><draw:custom-shape svg:x="1.22431in" svg:y="-0.09861in" svg:width="3.88542in" svg:height="0.5625in" draw:z-index="251661312" draw:id="id6" draw:style-name="a6" draw:name="Rechteck 7" text:anchor-type="paragraph"><svg:title/><svg:desc/><text:p text:style-name="P6">Quiz Game</text:p><draw:enhanced-geometry draw:type="non-primitive" svg:viewBox="0 0 21600 21600" draw:enhanced-path="M 0 0 L 21600 0 21600 21600 0 21600 Z N"/></draw:custom-shape><draw:custom-shape svg:x="1.50556in" svg:y="-0.18194in" svg:width="3.31181in" svg:height="0.55139in" draw:z-index="251659264" draw:id="id7" draw:style-name="a7" draw:name="Rechteck 4" text:anchor-type="paragraph"><svg:title/><svg:desc/><text:p text:style-name="P7">Quizgame</text:p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draw:z-index="251665408" draw:name="Gruppieren 20" draw:id="id15" draw:style-name="a15" text:anchor-type="paragraph"><svg:title/><svg:desc/><draw:custom-shape svg:x="-0.07778in" svg:y="3.06944in" svg:width="6.96875in" svg:height="3.5in" draw:id="id8" draw:style-name="a8" draw:name="Rechteck 21"><svg:title/><svg:desc/><draw:enhanced-geometry draw:type="non-primitive" svg:viewBox="0 0 21600 21600" draw:enhanced-path="M 0 0 L 21600 0 21600 21600 0 21600 Z N"/></draw:custom-shape><draw:custom-shape svg:x="0.06806in" svg:y="3.16319in" svg:width="6.72917in" svg:height="1.36458in" draw:id="id9" draw:style-name="a9" draw:name="Rechteck 22"><svg:title/><svg:desc/><text:p text:style-name="P8">Fragestellung</text:p><draw:enhanced-geometry draw:type="non-primitive" svg:viewBox="0 0 21600 21600" draw:enhanced-path="M 0 0 L 21600 0 21600 21600 0 21600 Z N"/></draw:custom-shape><draw:custom-shape svg:x="3.49514in" svg:y="4.68403in" svg:width="3.21875in" svg:height="0.71875in" draw:id="id10" draw:style-name="a10" draw:name="Rechteck 23"><svg:title/><svg:desc/><text:p text:style-name="P9">Antwort B</text:p><draw:enhanced-geometry draw:type="non-primitive" svg:viewBox="0 0 21600 21600" draw:enhanced-path="M 0 0 L 21600 0 21600 21600 0 21600 Z N"/></draw:custom-shape><draw:custom-shape svg:x="0.06806in" svg:y="4.67361in" svg:width="3.28125in" svg:height="0.72917in" draw:id="id11" draw:style-name="a11" draw:name="Rechteck 11"><svg:title/><svg:desc/><text:p text:style-name="P10">Antwort A</text:p><draw:enhanced-geometry draw:type="non-primitive" svg:viewBox="0 0 21600 21600" draw:enhanced-path="M 0 0 L 21600 0 21600 21600 0 21600 Z N"/></draw:custom-shape><draw:custom-shape svg:x="0.06806in" svg:y="5.53819in" svg:width="3.28125in" svg:height="0.625in" draw:id="id12" draw:style-name="a12" draw:name="Rechteck 11"><svg:title/><svg:desc/><text:p text:style-name="P11">Antwort C</text:p><draw:enhanced-geometry draw:type="non-primitive" svg:viewBox="0 0 21600 21600" draw:enhanced-path="M 0 0 L 21600 0 21600 21600 0 21600 Z N"/></draw:custom-shape><draw:custom-shape svg:x="3.49514in" svg:y="5.53819in" svg:width="3.21875in" svg:height="0.625in" draw:id="id13" draw:style-name="a13" draw:name="Rechteck 26"><svg:title/><svg:desc/><text:p text:style-name="P12">Antwort D</text:p><draw:enhanced-geometry draw:type="non-primitive" svg:viewBox="0 0 21600 21600" draw:enhanced-path="M 0 0 L 21600 0 21600 21600 0 21600 Z N"/></draw:custom-shape><draw:custom-shape svg:x="0.06806in" svg:y="6.23611in" svg:width="6.64583in" svg:height="0.28125in" draw:id="id14" draw:style-name="a14" draw:name="Rechteck 27"><svg:title/><svg:desc/><text:p text:style-name="P13">(Balken mit<text:s/>Zeitangabe)</text:p><draw:enhanced-geometry draw:type="non-primitive" svg:viewBox="0 0 21600 21600" draw:enhanced-path="M 0 0 L 21600 0 21600 21600 0 21600 Z N"/></draw:custom-shape></draw:g><draw:frame draw:z-index="251664384" draw:id="id16" draw:style-name="a16" draw:name="Textfeld 18" text:anchor-type="paragraph" svg:x="-0.71319in" svg:y="2.49653in" svg:width="1.20764in" svg:height="0.32292in" style:rel-width="scale" style:rel-height="scale"><draw:text-box><text:p text:style-name="P14">Fragestellung:</text:p></draw:text-box><svg:title/><svg:desc/></draw:frame></text:p>
      <text:p text:style-name="P15"/>
      <text:p text:style-name="Standard"><draw:frame draw:z-index="251673600" draw:id="id17" draw:style-name="a17" draw:name="Textfeld 40" text:anchor-type="paragraph" svg:x="-0.77569in" svg:y="3.78264in" svg:width="1.20764in" svg:height="0.32292in" style:rel-width="scale" style:rel-height="scale"><draw:text-box><text:p text:style-name="P16">Kategoriewahl:</text:p></draw:text-box><svg:title/><svg:desc/></draw:frame><draw:custom-shape svg:x="2.34931in" svg:y="5.05764in" svg:width="2.11389in" svg:height="1.78542in" draw:z-index="251672576" draw:id="id18" draw:style-name="a18" draw:name="Rechteck 39" text:anchor-type="paragraph"><svg:title/><svg:desc/><text:p text:style-name="P17">Kategorie 2</text:p><draw:enhanced-geometry draw:type="non-primitive" svg:viewBox="0 0 21600 21600" draw:enhanced-path="M 0 0 L 21600 0 21600 21600 0 21600 Z N"/></draw:custom-shape><draw:custom-shape svg:width="1.78542in" svg:height="1.49375in" draw:z-index="251670528" draw:id="id19" draw:style-name="a19" draw:transform="translate(-0.89271in -0.74687in) rotate(-4.71239) translate(1.45521in 5.95522in)" draw:name="Gleichschenkliges Dreieck 37" text:anchor-type="paragraph"><svg:title/><svg:desc/><text:p text:style-name="P18">Kategorie 1</text:p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width="1.78542in" svg:height="1.49375in" draw:z-index="251671552" draw:id="id20" draw:style-name="a20" draw:transform="translate(-0.89271in -0.74687in) rotate(-1.5708) translate(5.35104in 5.95451in)" draw:name="Gleichschenkliges Dreieck 38" text:anchor-type="paragraph"><svg:title/><svg:desc/><text:p text:style-name="P19">Kategorie 3</text:p><draw:enhanced-geometry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draw:custom-shape svg:x="-0.10903in" svg:y="4.24514in" svg:width="6.96875in" svg:height="3.5in" draw:z-index="251669504" draw:id="id21" draw:style-name="a21" draw:name="Rechteck 30" text:anchor-type="paragraph"><svg:title/><svg:desc/><draw:enhanced-geometry draw:type="non-primitive" svg:viewBox="0 0 21600 21600" draw:enhanced-path="M 0 0 L 21600 0 21600 21600 0 21600 Z N"/></draw:custom-shape><draw:frame draw:z-index="251668480" draw:id="id22" draw:style-name="a22" draw:name="Textfeld 28" text:anchor-type="paragraph" svg:x="-0.72361in" svg:y="-0.65486in" svg:width="1.20764in" svg:height="0.32292in" style:rel-width="scale" style:rel-height="scale"><draw:text-box><text:p text:style-name="P20">Auflösung:</text:p></draw:text-box><svg:title/><svg:desc/></draw:frame><draw:g draw:z-index="251667456" draw:name="Gruppieren 19" draw:id="id30" draw:style-name="a30" text:anchor-type="paragraph"><svg:title/><svg:desc/><draw:custom-shape svg:x="-0.10903in" svg:y="-0.05069in" svg:width="6.96875in" svg:height="3.5in" draw:id="id23" draw:style-name="a23" draw:name="Rechteck 9"><svg:title/><svg:desc/><draw:enhanced-geometry draw:type="non-primitive" svg:viewBox="0 0 21600 21600" draw:enhanced-path="M 0 0 L 21600 0 21600 21600 0 21600 Z N"/></draw:custom-shape><draw:custom-shape svg:x="0.03681in" svg:y="0.04306in" svg:width="6.72917in" svg:height="1.36458in" draw:id="id24" draw:style-name="a24" draw:name="Rechteck 10"><svg:title/><svg:desc/><text:p text:style-name="P21">Fragestellung</text:p><draw:enhanced-geometry draw:type="non-primitive" svg:viewBox="0 0 21600 21600" draw:enhanced-path="M 0 0 L 21600 0 21600 21600 0 21600 Z N"/></draw:custom-shape><draw:custom-shape svg:x="3.46389in" svg:y="1.56389in" svg:width="3.21875in" svg:height="0.71875in" draw:id="id25" draw:style-name="a25" draw:name="Rechteck 12"><svg:title/><svg:desc/><text:p text:style-name="P22">Falsche Antwort</text:p><draw:enhanced-geometry draw:type="non-primitive" svg:viewBox="0 0 21600 21600" draw:enhanced-path="M 0 0 L 21600 0 21600 21600 0 21600 Z N"/></draw:custom-shape><draw:custom-shape svg:x="0.03681in" svg:y="1.55347in" svg:width="3.28125in" svg:height="0.72917in" draw:id="id26" draw:style-name="a26" draw:name="Rechteck 11"><svg:title/><svg:desc/><text:p text:style-name="P23">Korrekte Antwort</text:p><text:p text:style-name="P24">(Antwort des Gegners blinkt)</text:p><draw:enhanced-geometry draw:type="non-primitive" svg:viewBox="0 0 21600 21600" draw:enhanced-path="M 0 0 L 21600 0 21600 21600 0 21600 Z N"/></draw:custom-shape><draw:custom-shape svg:x="0.03681in" svg:y="2.41806in" svg:width="3.28125in" svg:height="0.625in" draw:id="id27" draw:style-name="a27" draw:name="Rechteck 11"><svg:title/><svg:desc/><text:p text:style-name="P25">Falsche Antwort</text:p><draw:enhanced-geometry draw:type="non-primitive" svg:viewBox="0 0 21600 21600" draw:enhanced-path="M 0 0 L 21600 0 21600 21600 0 21600 Z N"/></draw:custom-shape><draw:custom-shape svg:x="3.46389in" svg:y="2.41806in" svg:width="3.21875in" svg:height="0.625in" draw:id="id28" draw:style-name="a28" draw:name="Rechteck 15"><svg:title/><svg:desc/><text:p text:style-name="P26">Falsche Antwort</text:p><draw:enhanced-geometry draw:type="non-primitive" svg:viewBox="0 0 21600 21600" draw:enhanced-path="M 0 0 L 21600 0 21600 21600 0 21600 Z N"/></draw:custom-shape><draw:custom-shape svg:x="0.03681in" svg:y="3.11597in" svg:width="6.64583in" svg:height="0.28125in" draw:id="id29" draw:style-name="a29" draw:name="Rechteck 16"><svg:title/><svg:desc/><text:p text:style-name="P27">(Balken mit Zeitangabe)</text:p><draw:enhanced-geometry draw:type="non-primitive" svg:viewBox="0 0 21600 21600" draw:enhanced-path="M 0 0 L 21600 0 21600 21600 0 21600 Z N"/></draw:custom-shape></draw:g></text:p>
      <text:p text:style-name="Standard"/>
      <text:p text:style-name="P28"/>
      <text:p text:style-name="Standard"><draw:g draw:z-index="251696128" draw:name="Gruppieren 79" draw:id="id34" draw:style-name="a34" text:anchor-type="paragraph"><svg:title/><svg:desc/><draw:custom-shape svg:x="5.10972in" svg:y="2.16181in" svg:width="0.77014in" svg:height="0.35417in" draw:id="id31" draw:style-name="a31" draw:name="Rechteck 80"><svg:title/><svg:desc/><text:p text:style-name="P29"/><draw:enhanced-geometry draw:type="non-primitive" svg:viewBox="0 0 21600 21600" draw:enhanced-path="M 0 0 L 21600 0 21600 21600 0 21600 Z N"/></draw:custom-shape><draw:custom-shape svg:x="4.37014in" svg:y="2.16181in" svg:width="0.77014in" svg:height="0.35417in" draw:id="id32" draw:style-name="a32" draw:name="Rechteck 81"><svg:title/><svg:desc/><text:p text:style-name="P30"/><draw:enhanced-geometry draw:type="non-primitive" svg:viewBox="0 0 21600 21600" draw:enhanced-path="M 0 0 L 21600 0 21600 21600 0 21600 Z N"/></draw:custom-shape><draw:custom-shape svg:x="5.88056in" svg:y="2.16181in" svg:width="0.77014in" svg:height="0.35417in" draw:id="id33" draw:style-name="a33" draw:name="Rechteck 82"><svg:title/><svg:desc/><text:p text:style-name="P31"/><draw:enhanced-geometry draw:type="non-primitive" svg:viewBox="0 0 21600 21600" draw:enhanced-path="M 0 0 L 21600 0 21600 21600 0 21600 Z N"/></draw:custom-shape></draw:g><draw:g draw:z-index="251694080" draw:name="Gruppieren 75" draw:id="id38" draw:style-name="a38" text:anchor-type="paragraph"><svg:title/><svg:desc/><draw:custom-shape svg:x="5.10972in" svg:y="1.55764in" svg:width="0.77014in" svg:height="0.35417in" draw:id="id35" draw:style-name="a35" draw:name="Rechteck 76"><svg:title/><svg:desc/><text:p text:style-name="P32"/><draw:enhanced-geometry draw:type="non-primitive" svg:viewBox="0 0 21600 21600" draw:enhanced-path="M 0 0 L 21600 0 21600 21600 0 21600 Z N"/></draw:custom-shape><draw:custom-shape svg:x="4.37014in" svg:y="1.55764in" svg:width="0.77014in" svg:height="0.35417in" draw:id="id36" draw:style-name="a36" draw:name="Rechteck 77"><svg:title/><svg:desc/><text:p text:style-name="P33"/><draw:enhanced-geometry draw:type="non-primitive" svg:viewBox="0 0 21600 21600" draw:enhanced-path="M 0 0 L 21600 0 21600 21600 0 21600 Z N"/></draw:custom-shape><draw:custom-shape svg:x="5.88056in" svg:y="1.55764in" svg:width="0.77014in" svg:height="0.35417in" draw:id="id37" draw:style-name="a37" draw:name="Rechteck 78"><svg:title/><svg:desc/><text:p text:style-name="P34"/><draw:enhanced-geometry draw:type="non-primitive" svg:viewBox="0 0 21600 21600" draw:enhanced-path="M 0 0 L 21600 0 21600 21600 0 21600 Z N"/></draw:custom-shape></draw:g><draw:g draw:z-index="251692032" draw:name="Gruppieren 65" draw:id="id42" draw:style-name="a42" text:anchor-type="paragraph"><svg:title/><svg:desc/><draw:custom-shape svg:x="5.10972in" svg:y="0.91181in" svg:width="0.77014in" svg:height="0.35417in" draw:id="id39" draw:style-name="a39" draw:name="Rechteck 66"><svg:title/><svg:desc/><text:p text:style-name="P35"/><draw:enhanced-geometry draw:type="non-primitive" svg:viewBox="0 0 21600 21600" draw:enhanced-path="M 0 0 L 21600 0 21600 21600 0 21600 Z N"/></draw:custom-shape><draw:custom-shape svg:x="4.37014in" svg:y="0.91181in" svg:width="0.77014in" svg:height="0.35417in" draw:id="id40" draw:style-name="a40" draw:name="Rechteck 67"><svg:title/><svg:desc/><text:p text:style-name="P36"/><draw:enhanced-geometry draw:type="non-primitive" svg:viewBox="0 0 21600 21600" draw:enhanced-path="M 0 0 L 21600 0 21600 21600 0 21600 Z N"/></draw:custom-shape><draw:custom-shape svg:x="5.88056in" svg:y="0.91181in" svg:width="0.77014in" svg:height="0.35417in" draw:id="id41" draw:style-name="a41" draw:name="Rechteck 69"><svg:title/><svg:desc/><text:p text:style-name="P37"/><draw:enhanced-geometry draw:type="non-primitive" svg:viewBox="0 0 21600 21600" draw:enhanced-path="M 0 0 L 21600 0 21600 21600 0 21600 Z N"/></draw:custom-shape></draw:g><draw:g draw:z-index="251689984" draw:name="Gruppieren 60" draw:id="id47" draw:style-name="a47" text:anchor-type="paragraph"><svg:title/><svg:desc/><draw:custom-shape svg:x="1.42222in" svg:y="2.16181in" svg:width="0.77014in" svg:height="0.35417in" draw:id="id43" draw:style-name="a43" draw:name="Rechteck 61"><svg:title/><svg:desc/><text:p text:style-name="P38"/><draw:enhanced-geometry draw:type="non-primitive" svg:viewBox="0 0 21600 21600" draw:enhanced-path="M 0 0 L 21600 0 21600 21600 0 21600 Z N"/></draw:custom-shape><draw:custom-shape svg:x="0.68264in" svg:y="2.16181in" svg:width="0.77014in" svg:height="0.35417in" draw:id="id44" draw:style-name="a44" draw:name="Rechteck 62"><svg:title/><svg:desc/><text:p text:style-name="P39"/><draw:enhanced-geometry draw:type="non-primitive" svg:viewBox="0 0 21600 21600" draw:enhanced-path="M 0 0 L 21600 0 21600 21600 0 21600 Z N"/></draw:custom-shape><draw:custom-shape svg:x="-0.02569in" svg:y="2.16181in" svg:width="0.8125in" svg:height="0.35417in" draw:id="id45" draw:style-name="a45" draw:name="Rechteck 63"><svg:title/><svg:desc/><text:p text:style-name="P40">Runde 3</text:p><draw:enhanced-geometry draw:type="non-primitive" svg:viewBox="0 0 21600 21600" draw:enhanced-path="M 0 0 L 21600 0 21600 21600 0 21600 Z N"/></draw:custom-shape><draw:custom-shape svg:x="2.19306in" svg:y="2.16181in" svg:width="0.77014in" svg:height="0.35417in" draw:id="id46" draw:style-name="a46" draw:name="Rechteck 64"><svg:title/><svg:desc/><text:p text:style-name="P41"/><draw:enhanced-geometry draw:type="non-primitive" svg:viewBox="0 0 21600 21600" draw:enhanced-path="M 0 0 L 21600 0 21600 21600 0 21600 Z N"/></draw:custom-shape></draw:g><draw:g draw:z-index="251687936" draw:name="Gruppieren 55" draw:id="id52" draw:style-name="a52" text:anchor-type="paragraph"><svg:title/><svg:desc/><draw:custom-shape svg:x="1.43264in" svg:y="1.55764in" svg:width="0.77014in" svg:height="0.35417in" draw:id="id48" draw:style-name="a48" draw:name="Rechteck 56"><svg:title/><svg:desc/><text:p text:style-name="P42"/><draw:enhanced-geometry draw:type="non-primitive" svg:viewBox="0 0 21600 21600" draw:enhanced-path="M 0 0 L 21600 0 21600 21600 0 21600 Z N"/></draw:custom-shape><draw:custom-shape svg:x="0.69306in" svg:y="1.55764in" svg:width="0.77014in" svg:height="0.35417in" draw:id="id49" draw:style-name="a49" draw:name="Rechteck 57"><svg:title/><svg:desc/><text:p text:style-name="P43"/><draw:enhanced-geometry draw:type="non-primitive" svg:viewBox="0 0 21600 21600" draw:enhanced-path="M 0 0 L 21600 0 21600 21600 0 21600 Z N"/></draw:custom-shape><draw:custom-shape svg:x="-0.01528in" svg:y="1.55764in" svg:width="0.8125in" svg:height="0.35417in" draw:id="id50" draw:style-name="a50" draw:name="Rechteck 58"><svg:title/><svg:desc/><text:p text:style-name="P44">Runde 2</text:p><draw:enhanced-geometry draw:type="non-primitive" svg:viewBox="0 0 21600 21600" draw:enhanced-path="M 0 0 L 21600 0 21600 21600 0 21600 Z N"/></draw:custom-shape><draw:custom-shape svg:x="2.20347in" svg:y="1.55764in" svg:width="0.77014in" svg:height="0.35417in" draw:id="id51" draw:style-name="a51" draw:name="Rechteck 59"><svg:title/><svg:desc/><text:p text:style-name="P45"/><draw:enhanced-geometry draw:type="non-primitive" svg:viewBox="0 0 21600 21600" draw:enhanced-path="M 0 0 L 21600 0 21600 21600 0 21600 Z N"/></draw:custom-shape></draw:g><draw:g draw:z-index="251685888" draw:name="Gruppieren 54" draw:id="id57" draw:style-name="a57" text:anchor-type="paragraph"><svg:title/><svg:desc/><draw:custom-shape svg:x="1.43264in" svg:y="0.91181in" svg:width="0.77014in" svg:height="0.35417in" draw:id="id53" draw:style-name="a53" draw:name="Rechteck 50"><svg:title/><svg:desc/><text:p text:style-name="P46"/><draw:enhanced-geometry draw:type="non-primitive" svg:viewBox="0 0 21600 21600" draw:enhanced-path="M 0 0 L 21600 0 21600 21600 0 21600 Z N"/></draw:custom-shape><draw:custom-shape svg:x="0.69306in" svg:y="0.91181in" svg:width="0.77014in" svg:height="0.35417in" draw:id="id54" draw:style-name="a54" draw:name="Rechteck 51"><svg:title/><svg:desc/><text:p text:style-name="P47"/><draw:enhanced-geometry draw:type="non-primitive" svg:viewBox="0 0 21600 21600" draw:enhanced-path="M 0 0 L 21600 0 21600 21600 0 21600 Z N"/></draw:custom-shape><draw:custom-shape svg:x="-0.01528in" svg:y="0.91181in" svg:width="0.8125in" svg:height="0.35417in" draw:id="id55" draw:style-name="a55" draw:name="Rechteck 52"><svg:title/><svg:desc/><text:p text:style-name="P48">Runde 1</text:p><draw:enhanced-geometry draw:type="non-primitive" svg:viewBox="0 0 21600 21600" draw:enhanced-path="M 0 0 L 21600 0 21600 21600 0 21600 Z N"/></draw:custom-shape><draw:custom-shape svg:x="2.20347in" svg:y="0.91181in" svg:width="0.77014in" svg:height="0.35417in" draw:id="id56" draw:style-name="a56" draw:name="Rechteck 53"><svg:title/><svg:desc/><text:p text:style-name="P49"/><draw:enhanced-geometry draw:type="non-primitive" svg:viewBox="0 0 21600 21600" draw:enhanced-path="M 0 0 L 21600 0 21600 21600 0 21600 Z N"/></draw:custom-shape></draw:g><draw:g draw:z-index="251675648" draw:name="Gruppieren 41" draw:id="id60" draw:style-name="a60" text:anchor-type="paragraph"><svg:title/><svg:desc/><draw:custom-shape svg:x="-0.01528in" svg:y="0.13056in" svg:width="6.96875in" svg:height="3.5in" draw:id="id58" draw:style-name="a58" draw:name="Rechteck 42"><svg:title/><svg:desc/><draw:enhanced-geometry draw:type="non-primitive" svg:viewBox="0 0 21600 21600" draw:enhanced-path="M 0 0 L 21600 0 21600 21600 0 21600 Z N"/></draw:custom-shape><draw:custom-shape svg:x="0.99514in" svg:y="0.31805in" svg:width="1.36458in" svg:height="0.41667in" draw:id="id59" draw:style-name="a59" draw:name="Rechteck 43"><svg:title/><svg:desc/><text:p text:style-name="P50">Spieler 1</text:p><draw:enhanced-geometry draw:type="non-primitive" svg:viewBox="0 0 21600 21600" draw:enhanced-path="M 0 0 L 21600 0 21600 21600 0 21600 Z N"/></draw:custom-shape></draw:g><draw:custom-shape svg:x="4.59931in" svg:y="0.31806in" svg:width="1.36389in" svg:height="0.41667in" draw:z-index="251677696" draw:id="id61" draw:style-name="a61" draw:name="Rechteck 49" text:anchor-type="paragraph"><svg:title/><svg:desc/><text:p text:style-name="P51">Spieler 2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ric</meta:initial-creator>
    <dc:creator>Eric</dc:creator>
    <meta:creation-date>2016-04-27T17:52:00Z</meta:creation-date>
    <dc:date>2016-05-01T12:50:00Z</dc:date>
    <meta:template xlink:href="Normal" xlink:type="simple"/>
    <meta:editing-cycles>2</meta:editing-cycles>
    <meta:editing-duration>PT0S</meta:editing-duration>
    <meta:document-statistic meta:page-count="3" meta:paragraph-count="1" meta:word-count="5" meta:character-count="33" meta:row-count="1" meta:non-whitespace-character-count="29"/>
  </office:meta>
</office:document-meta>
</file>